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w zł</text:p>
          </table:table-cell>
          <table:table-cell office:value-type="string">
            <text:p>załączniki</text:p>
          </table:table-cell>
          <table:table-cell office:value-type="string">
            <text:p>w jenach</text:p>
          </table:table-cell>
          <table:table-cell table:number-columns-repeated="2"/>
        </table:table-row>
        <table:table-row table:style-name="ro1">
          <table:table-cell office:value-type="string">
            <text:p>kurs jena:</text:p>
          </table:table-cell>
          <table:table-cell office:value-type="float" office:value="0.036635">
            <text:p>0,03663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oclegi w Sendai</text:p>
          </table:table-cell>
          <table:table-cell table:formula="of:=[.B2]*[.D5]" office:value-type="float" office:value="3286.1595">
            <text:p>3286,1595</text:p>
          </table:table-cell>
          <table:table-cell office:value-type="float" office:value="1">
            <text:p>1</text:p>
          </table:table-cell>
          <table:table-cell office:value-type="float" office:value="89700">
            <text:p>89700</text:p>
          </table:table-cell>
          <table:table-cell table:number-columns-repeated="2"/>
        </table:table-row>
        <table:table-row table:style-name="ro1">
          <table:table-cell office:value-type="string">
            <text:p>nocleg w Tokio</text:p>
          </table:table-cell>
          <table:table-cell table:formula="of:=[.D6]*[.B2]" office:value-type="float" office:value="139.213">
            <text:p>139,213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table:number-columns-repeated="2"/>
        </table:table-row>
        <table:table-row table:style-name="ro1">
          <table:table-cell office:value-type="string">
            <text:p>JR East Pass</text:p>
          </table:table-cell>
          <table:table-cell office:value-type="float" office:value="782.16">
            <text:p>782,1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PKP Okęcie-Radom</text:p>
          </table:table-cell>
          <table:table-cell office:value-type="float" office:value="14.28">
            <text:p>14,28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ety</text:p>
          </table:table-cell>
          <table:table-cell table:formula="of:=[.F10]*[.F9]" office:value-type="float" office:value="4044.48">
            <text:p>4044,48</text:p>
          </table:table-cell>
          <table:table-cell office:value-type="float" office:value="4">
            <text:p>4</text:p>
          </table:table-cell>
          <table:table-cell office:value-type="float" office:value="6900">
            <text:p>6900</text:p>
          </table:table-cell>
          <table:table-cell office:value-type="string">
            <text:p>ilość diet: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ot</text:p>
          </table:table-cell>
          <table:table-cell table:number-columns-repeated="3"/>
          <table:table-cell office:value-type="string">
            <text:p>jedna dieta</text:p>
          </table:table-cell>
          <table:table-cell office:value-type="float" office:value="252.78">
            <text:p>252,7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SUM([.B5:.B12])" office:value-type="float" office:value="8266.2925">
            <text:p>8266,29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ma załącz</text:p>
          </table:table-cell>
          <table:table-cell table:formula="of:=SUM([.C2:.C13])" office:value-type="float" office:value="11">
            <text:p>1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w tym</text:p>
          </table:table-cell>
          <table:table-cell table:number-columns-repeated="5"/>
        </table:table-row>
        <table:table-row table:style-name="ro1">
          <table:table-cell office:value-type="string">
            <text:p>podróże</text:p>
          </table:table-cell>
          <table:table-cell table:formula="of:=[.B7]+[.B8]" office:value-type="float" office:value="796.44">
            <text:p>796,44</text:p>
          </table:table-cell>
          <table:table-cell table:number-columns-repeated="4"/>
        </table:table-row>
        <table:table-row table:style-name="ro1">
          <table:table-cell office:value-type="string">
            <text:p>noclego:</text:p>
          </table:table-cell>
          <table:table-cell table:formula="of:=[.B5]+[.B6]" office:value-type="float" office:value="3425.3725">
            <text:p>3425,3725</text:p>
          </table:table-cell>
          <table:table-cell table:number-columns-repeated="4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13.03.2011</text:date>, <text:time>21:17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3T17:40:18</meta:creation-date>
    <dc:date>2011-03-13T21:17:06</dc:date>
    <meta:editing-duration>PT01H19M56S</meta:editing-duration>
    <meta:editing-cycles>1</meta:editing-cycles>
    <meta:document-statistic meta:table-count="3" meta:cell-count="37" meta:object-count="0"/>
    <meta:generator>OpenOffice.org/3.2$Linux OpenOffice.org_project/320m12$Build-9483</meta:generator>
  </office:meta>
</office:document-meta>
</file>